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256in"/>
    </style:style>
    <style:style style:name="co2" style:family="table-column">
      <style:table-column-properties fo:break-before="auto" style:column-width="2.1661in"/>
    </style:style>
    <style:style style:name="co3" style:family="table-column">
      <style:table-column-properties fo:break-before="auto" style:column-width="1.5547in"/>
    </style:style>
    <style:style style:name="co4" style:family="table-column">
      <style:table-column-properties fo:break-before="auto" style:column-width="1.2118in"/>
    </style:style>
    <style:style style:name="co5" style:family="table-column">
      <style:table-column-properties fo:break-before="auto" style:column-width="1.4902in"/>
    </style:style>
    <style:style style:name="co6" style:family="table-column">
      <style:table-column-properties fo:break-before="auto" style:column-width="1.6402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8854in"/>
    </style:style>
    <style:style style:name="co9" style:family="table-column">
      <style:table-column-properties fo:break-before="auto" style:column-width="1.849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0.711in" svg:y="1.2571in">
            <draw:object draw:notify-on-update-of-ranges="Sheet1.A1:Sheet1.A1 Sheet1.A2:Sheet1.A5 Sheet1.I1:Sheet1.I1 Sheet1.I2:Sheet1.I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Rendering Time</text:p>
          </table:table-cell>
          <table:table-cell office:value-type="string" calcext:value-type="string">
            <text:p>Triangle Intersections</text:p>
          </table:table-cell>
          <table:table-cell office:value-type="string" calcext:value-type="string">
            <text:p>AS Intersections</text:p>
          </table:table-cell>
          <table:table-cell office:value-type="string" calcext:value-type="string">
            <text:p>Total Intersections</text:p>
          </table:table-cell>
          <table:table-cell office:value-type="string" calcext:value-type="string">
            <text:p>Memory Consumption</text:p>
          </table:table-cell>
          <table:table-cell/>
          <table:table-cell office:value-type="string" calcext:value-type="string">
            <text:p>Memory Consumption in GB</text:p>
          </table:table-cell>
          <table:table-cell office:value-type="string" calcext:value-type="string">
            <text:p>Relative Triangle Intersections</text:p>
          </table:table-cell>
          <table:table-cell/>
        </table:table-row>
        <table:table-row table:style-name="ro1">
          <table:table-cell office:value-type="string" calcext:value-type="string">
            <text:p>Subgrids-800</text:p>
          </table:table-cell>
          <table:table-cell office:value-type="float" office:value="9627" calcext:value-type="float">
            <text:p>9627</text:p>
          </table:table-cell>
          <table:table-cell office:value-type="float" office:value="1202549221" calcext:value-type="float">
            <text:p>1202549221</text:p>
          </table:table-cell>
          <table:table-cell office:value-type="float" office:value="2302989739" calcext:value-type="float">
            <text:p>2302989739</text:p>
          </table:table-cell>
          <table:table-cell office:value-type="float" office:value="3505538960" calcext:value-type="float">
            <text:p>3505538960</text:p>
          </table:table-cell>
          <table:table-cell office:value-type="float" office:value="263400" calcext:value-type="float">
            <text:p>263400</text:p>
          </table:table-cell>
          <table:table-cell/>
          <table:table-cell table:formula="of:=[.F2]/1000000000" office:value-type="float" office:value="0.0002634" calcext:value-type="float">
            <text:p>0.0002634</text:p>
          </table:table-cell>
          <table:table-cell table:formula="of:=[.C2]/[.$C$5]" office:value-type="float" office:value="0.185443969738639" calcext:value-type="float">
            <text:p>0.185443969738639</text:p>
          </table:table-cell>
          <table:table-cell/>
        </table:table-row>
        <table:table-row table:style-name="ro1">
          <table:table-cell office:value-type="string" calcext:value-type="string">
            <text:p>subgrids-7k</text:p>
          </table:table-cell>
          <table:table-cell office:value-type="float" office:value="17824" calcext:value-type="float">
            <text:p>17824</text:p>
          </table:table-cell>
          <table:table-cell office:value-type="float" office:value="2405943097" calcext:value-type="float">
            <text:p>2405943097</text:p>
          </table:table-cell>
          <table:table-cell office:value-type="float" office:value="5854257825" calcext:value-type="float">
            <text:p>5854257825</text:p>
          </table:table-cell>
          <table:table-cell office:value-type="float" office:value="8260200922" calcext:value-type="float">
            <text:p>8260200922</text:p>
          </table:table-cell>
          <table:table-cell office:value-type="float" office:value="1406904" calcext:value-type="float">
            <text:p>1406904</text:p>
          </table:table-cell>
          <table:table-cell/>
          <table:table-cell table:formula="of:=[.F3]/1000000000" office:value-type="float" office:value="0.001406904" calcext:value-type="float">
            <text:p>0.001406904</text:p>
          </table:table-cell>
          <table:table-cell table:formula="of:=[.C3]/[.$C$5]" office:value-type="float" office:value="0.371018192920151" calcext:value-type="float">
            <text:p>0.371018192920151</text:p>
          </table:table-cell>
          <table:table-cell/>
        </table:table-row>
        <table:table-row table:style-name="ro1">
          <table:table-cell office:value-type="string" calcext:value-type="string">
            <text:p>Subbeams-800</text:p>
          </table:table-cell>
          <table:table-cell office:value-type="float" office:value="11934" calcext:value-type="float">
            <text:p>11934</text:p>
          </table:table-cell>
          <table:table-cell office:value-type="float" office:value="3648889713" calcext:value-type="float">
            <text:p>3648889713</text:p>
          </table:table-cell>
          <table:table-cell office:value-type="float" office:value="1377461346" calcext:value-type="float">
            <text:p>1377461346</text:p>
          </table:table-cell>
          <table:table-cell office:value-type="float" office:value="5026351059" calcext:value-type="float">
            <text:p>5026351059</text:p>
          </table:table-cell>
          <table:table-cell office:value-type="float" office:value="263400" calcext:value-type="float">
            <text:p>263400</text:p>
          </table:table-cell>
          <table:table-cell/>
          <table:table-cell table:formula="of:=[.F4]/1000000000" office:value-type="float" office:value="0.0002634" calcext:value-type="float">
            <text:p>0.0002634</text:p>
          </table:table-cell>
          <table:table-cell table:formula="of:=[.C4]/[.$C$5]" office:value-type="float" office:value="0.56269180645638" calcext:value-type="float">
            <text:p>0.56269180645638</text:p>
          </table:table-cell>
          <table:table-cell/>
        </table:table-row>
        <table:table-row table:style-name="ro1">
          <table:table-cell office:value-type="string" calcext:value-type="string">
            <text:p>subbeams-7k</text:p>
          </table:table-cell>
          <table:table-cell office:value-type="float" office:value="18713" calcext:value-type="float">
            <text:p>18713</text:p>
          </table:table-cell>
          <table:table-cell office:value-type="float" office:value="6484703831" calcext:value-type="float">
            <text:p>6484703831</text:p>
          </table:table-cell>
          <table:table-cell office:value-type="float" office:value="1983305039" calcext:value-type="float">
            <text:p>1983305039</text:p>
          </table:table-cell>
          <table:table-cell office:value-type="float" office:value="8468008870" calcext:value-type="float">
            <text:p>8468008870</text:p>
          </table:table-cell>
          <table:table-cell office:value-type="float" office:value="1406904" calcext:value-type="float">
            <text:p>1406904</text:p>
          </table:table-cell>
          <table:table-cell/>
          <table:table-cell table:formula="of:=[.F5]/1000000000" office:value-type="float" office:value="0.001406904" calcext:value-type="float">
            <text:p>0.001406904</text:p>
          </table:table-cell>
          <table:table-cell table:formula="of:=[.C5]/[.$C$5]" office:value-type="float" office:value="1" calcext:value-type="float">
            <text:p>1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I5" table:display-filter-buttons="tru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1">00/00/0000</text:date>, <text:time style:data-style-name="N2" text:time-value="09:01:50.93088854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7T17:12:15.373586224</meta:creation-date>
    <dc:date>2024-09-11T12:54:17.151168466</dc:date>
    <meta:editing-duration>PT2H5M18S</meta:editing-duration>
    <meta:editing-cycles>5</meta:editing-cycles>
    <meta:generator>LibreOffice/24.8.0.3$Linux_X86_64 LibreOffice_project/480$Build-3</meta:generator>
    <meta:document-statistic meta:table-count="1" meta:cell-count="40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5.414cm" svg:y="0.185cm" style:legend-expansion="wide" chart:style-name="ch2"/>
        <chart:plot-area chart:style-name="ch3" table:cell-range-address="Sheet1.A1:Sheet1.A5 Sheet1.I1:Sheet1.I5" chart:data-source-has-labels="both" svg:x="0.32cm" svg:y="0.963cm" svg:width="15.36cm" svg:height="7.857cm">
          <chart:coordinate-region svg:x="2.904cm" svg:y="0.963cm" svg:width="12.535cm" svg:height="7.21cm"/>
          <chart:axis chart:dimension="x" chart:name="primary-x" chart:style-name="ch4" chartooo:axis-type="auto">
            <chartooo:date-scale/>
            <chart:categories table:cell-range-address="Sheet1.A2:Sheet1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I2:Sheet1.I5" chart:label-cell-address="Sheet1.I1:Sheet1.I1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e Triangle Intersections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ubgrids-800</text:p>
                <draw:g>
                  <svg:desc>Sheet1.A2:Sheet1.A5</svg:desc>
                </draw:g>
              </table:table-cell>
              <table:table-cell office:value-type="float" office:value="0.185443969738639">
                <text:p>0.185443969738639</text:p>
                <draw:g>
                  <svg:desc>Sheet1.I2:Sheet1.I5</svg:desc>
                </draw:g>
              </table:table-cell>
            </table:table-row>
            <table:table-row>
              <table:table-cell office:value-type="string">
                <text:p>subgrids-7k</text:p>
              </table:table-cell>
              <table:table-cell office:value-type="float" office:value="0.371018192920151">
                <text:p>0.371018192920151</text:p>
              </table:table-cell>
            </table:table-row>
            <table:table-row>
              <table:table-cell office:value-type="string">
                <text:p>Subbeams-800</text:p>
              </table:table-cell>
              <table:table-cell office:value-type="float" office:value="0.56269180645638">
                <text:p>0.56269180645638</text:p>
              </table:table-cell>
            </table:table-row>
            <table:table-row>
              <table:table-cell office:value-type="string">
                <text:p>subbeams-7k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0.3$Linux_X86_64 LibreOffice_project/480$Build-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